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5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15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78cm" fo:min-width="8.39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8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solid" draw:fill-color="#ff2e17"/>
    </style:style>
    <style:style style:name="gr21" style:family="graphic" style:parent-style-name="objectwithoutfill">
      <style:graphic-properties svg:stroke-width="0.025cm" draw:marker-start-width="0.229cm" draw:marker-end-width="0.229cm" draw:fill="none" draw:textarea-horizontal-align="center" draw:textarea-vertical-align="middle" fo:padding-top="0.012cm" fo:padding-bottom="0.012cm" fo:padding-left="0.012cm" fo:padding-right="0.0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ff2e17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7.5pt" fo:font-weight="normal" style:font-name-asian="Arial" style:font-size-asian="7.5pt" style:font-weight-asian="normal" style:font-name-complex="Arial" style:font-size-complex="7.5pt" style:font-weight-complex="normal"/>
    </style:style>
    <style:style style:name="T2" style:family="text">
      <style:text-properties fo:color="#000000" loext:opacity="100%" style:font-name="Arial" fo:font-size="15pt" fo:font-weight="normal" style:font-name-asian="Arial" style:font-size-asian="15pt" style:font-weight-asian="normal" style:font-name-complex="Arial" style:font-size-complex="15pt" style:font-weight-complex="normal"/>
    </style:style>
    <style:style style:name="T3" style:family="text">
      <style:text-properties fo:color="#000000" loext:opacity="100%" style:font-name="Arial" fo:font-size="37.5999984741211pt" fo:font-weight="normal" style:font-name-asian="Arial" style:font-size-asian="37.5999984741211pt" style:font-weight-asian="normal" style:font-name-complex="Arial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23cm" svg:height="0.297cm" svg:x="15.113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23cm" svg:height="0.297cm" svg:x="16.942cm" svg:y="14.765cm">
          <draw:text-box>
            <text:p text:style-name="P3"><text:span text:style-name="T1">2,60</text:span></text:p>
          </draw:text-box>
        </draw:frame>
        <draw:frame draw:style-name="gr6" draw:text-style-name="P4" draw:layer="layout" svg:width="0.523cm" svg:height="0.297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23cm" svg:height="0.297cm" draw:transform="rotate (1.5707963267949) translate (23.901cm 9.75cm)">
          <draw:text-box>
            <text:p text:style-name="P3"><text:span text:style-name="T1">3,1</text:span><text:span text:style-name="T1">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23cm" svg:height="0.297cm" svg:x="17.153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23cm" svg:height="0.297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23cm" svg:height="0.297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23cm" svg:height="0.297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23cm" svg:height="0.297cm" svg:x="20.345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23cm" svg:height="0.297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23cm" svg:height="0.297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23cm" svg:height="0.297cm" svg:x="23.952cm" svg:y="10.731cm">
          <draw:text-box>
            <text:p text:style-name="P3"><text:span text:style-name="T1">2,2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23cm" svg:height="0.297cm" draw:transform="rotate (1.5707963267949) translate (16.112cm 11.963cm)">
          <draw:text-box>
            <text:p text:style-name="P3"><text:span text:style-name="T1">1,0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23cm" svg:height="0.297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23cm" svg:height="0.297cm" svg:x="18.766cm" svg:y="14.613cm">
          <draw:text-box>
            <text:p text:style-name="P3"><text:span text:style-name="T1">0,1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23cm" svg:height="0.297cm" svg:x="21.201cm" svg:y="16.7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23cm" svg:height="0.297cm" svg:x="27.098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23cm" svg:height="0.297cm" draw:transform="rotate (1.5707963267949) translate (25.594cm 19.782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25.594cm 5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23cm" svg:height="0.297cm" draw:transform="rotate (0.79115774992903) translate (10.499cm 3.647cm)">
          <draw:text-box>
            <text:p text:style-name="P3"><text:span text:style-name="T1">1,6</text:span><text:span text:style-name="T1">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23cm" svg:height="0.297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23cm" svg:height="0.297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23cm" svg:height="0.297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23cm" svg:height="0.297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23cm" svg:height="0.297cm" draw:transform="rotate (0.79115774992903) translate (10.762cm 5.133cm)">
          <draw:text-box>
            <text:p text:style-name="P3"><text:span text:style-name="T1">0,1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23cm" svg:height="0.297cm" svg:x="10.43cm" svg:y="7.774cm">
          <draw:text-box>
            <text:p text:style-name="P3"><text:span text:style-name="T1">0,1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23cm" svg:height="0.297cm" draw:transform="rotate (1.5707963267949) translate (13.457cm 11.654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23cm" svg:height="0.297cm" draw:transform="rotate (1.5707963267949) translate (15.218cm 12.26cm)">
          <draw:text-box>
            <text:p text:style-name="P3"><text:span text:style-name="T1">0,15</text:span></text:p>
          </draw:text-box>
        </draw:frame>
        <draw:frame draw:style-name="gr6" draw:text-style-name="P4" draw:layer="layout" svg:width="0.523cm" svg:height="0.297cm" draw:transform="rotate (0.785398163397448) translate (19.415cm 12.668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23cm" svg:height="0.297cm" draw:transform="rotate (0.779638576865867) translate (11.386cm 14.834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23cm" svg:height="0.297cm" svg:x="13.534cm" svg:y="12.924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23cm" svg:height="0.297cm" draw:transform="rotate (0.79115774992903) translate (6.638cm 9.256cm)">
          <draw:text-box>
            <text:p text:style-name="P3"><text:span text:style-name="T1">5,1</text:span><text:span text:style-name="T1">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23cm" svg:height="0.297cm" draw:transform="rotate (-0.779638576865868) translate (7.105cm 11.138cm)">
          <draw:text-box>
            <text:p text:style-name="P3"><text:span text:style-name="T1">3,6</text:span><text:span text:style-name="T1">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23cm" svg:height="0.297cm" svg:x="11.836cm" svg:y="13.368cm">
          <draw:text-box>
            <text:p text:style-name="P3"><text:span text:style-name="T1">2,4</text:span><text:span text:style-name="T1">7</text:span></text:p>
          </draw:text-box>
        </draw:frame>
        <draw:frame draw:style-name="gr6" draw:text-style-name="P4" draw:layer="layout" svg:width="0.523cm" svg:height="0.297cm" draw:transform="rotate (1.5707963267949) translate (11.675cm 13.454cm)">
          <draw:text-box>
            <text:p text:style-name="P3"><text:span text:style-name="T1">2,5</text:span><text:span text:style-name="T1">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23cm" svg:height="0.297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23cm" svg:height="0.297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OCINA</text:span></text:p>
          </draw:text-box>
        </draw:frame>
        <draw:frame draw:style-name="gr10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11" draw:text-style-name="P5" draw:layer="layout" svg:width="3.88cm" svg:height="0.589cm" svg:x="21.4cm" svg:y="7.404cm">
          <draw:text-box>
            <text:p text:style-name="P3"><text:span text:style-name="T2">DORMITORIO 3</text:span></text:p>
          </draw:text-box>
        </draw:frame>
        <draw:frame draw:style-name="gr11" draw:text-style-name="P5" draw:layer="layout" svg:width="3.88cm" svg:height="0.589cm" svg:x="21.4cm" svg:y="15.858cm">
          <draw:text-box>
            <text:p text:style-name="P3"><text:span text:style-name="T2">DORMITORIO 1</text:span></text:p>
          </draw:text-box>
        </draw:frame>
        <draw:frame draw:style-name="gr11" draw:text-style-name="P5" draw:layer="layout" svg:width="3.88cm" svg:height="0.589cm" svg:x="14.808cm" svg:y="17.382cm">
          <draw:text-box>
            <text:p text:style-name="P3"><text:span text:style-name="T2">DORMITORIO 2</text:span></text:p>
          </draw:text-box>
        </draw:frame>
        <draw:frame draw:style-name="gr12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13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line draw:style-name="gr14" draw:text-style-name="P1" draw:layer="layout" svg:x1="27.94cm" svg:y1="0.753cm" svg:x2="1.803cm" svg:y2="0.753cm">
          <text:p/>
        </draw:line>
        <draw:polygon draw:style-name="gr15" draw:text-style-name="P2" draw:layer="layout" svg:width="0cm" svg:height="0.003cm" svg:x="5.075cm" svg:y="17.077cm" svg:viewBox="0 0 0 4" draw:points="0,4 0,0">
          <text:p/>
        </draw:polygon>
        <draw:polygon draw:style-name="gr15" draw:text-style-name="P2" draw:layer="layout" svg:width="0.005cm" svg:height="0.004cm" svg:x="5.075cm" svg:y="17.077cm" svg:viewBox="0 0 6 5" draw:points="0,5 6,5 6,0 0,0">
          <text:p/>
        </draw:polygon>
        <draw:polygon draw:style-name="gr15" draw:text-style-name="P2" draw:layer="layout" svg:width="0.004cm" svg:height="0.004cm" svg:x="5.08cm" svg:y="17.077cm" svg:viewBox="0 0 5 5" draw:points="0,5 5,5 5,0 0,0">
          <text:p/>
        </draw:polygon>
        <draw:polygon draw:style-name="gr15" draw:text-style-name="P2" draw:layer="layout" svg:width="0cm" svg:height="0.003cm" svg:x="5.084cm" svg:y="17.077cm" svg:viewBox="0 0 0 4" draw:points="0,4 0,0">
          <text:p/>
        </draw:polygon>
        <draw:polygon draw:style-name="gr15" draw:text-style-name="P2" draw:layer="layout" svg:width="0.004cm" svg:height="0.004cm" svg:x="5.084cm" svg:y="17.077cm" svg:viewBox="0 0 5 5" draw:points="0,5 5,5 5,0 0,0">
          <text:p/>
        </draw:polygon>
        <draw:polygon draw:style-name="gr15" draw:text-style-name="P2" draw:layer="layout" svg:width="0cm" svg:height="0.003cm" svg:x="5.088cm" svg:y="17.077cm" svg:viewBox="0 0 0 4" draw:points="0,4 0,0">
          <text:p/>
        </draw:polygon>
        <draw:polygon draw:style-name="gr15" draw:text-style-name="P2" draw:layer="layout" svg:width="0.004cm" svg:height="0.004cm" svg:x="5.088cm" svg:y="17.077cm" svg:viewBox="0 0 5 5" draw:points="0,5 5,5 5,0 0,0">
          <text:p/>
        </draw:polygon>
        <draw:polygon draw:style-name="gr15" draw:text-style-name="P2" draw:layer="layout" svg:width="0cm" svg:height="0.003cm" svg:x="5.092cm" svg:y="17.077cm" svg:viewBox="0 0 0 4" draw:points="0,4 0,0">
          <text:p/>
        </draw:polygon>
        <draw:polygon draw:style-name="gr15" draw:text-style-name="P2" draw:layer="layout" svg:width="0.004cm" svg:height="0.004cm" svg:x="5.092cm" svg:y="17.077cm" svg:viewBox="0 0 5 5" draw:points="0,5 5,5 5,0 0,0">
          <text:p/>
        </draw:polygon>
        <draw:polygon draw:style-name="gr15" draw:text-style-name="P2" draw:layer="layout" svg:width="0cm" svg:height="0.003cm" svg:x="5.096cm" svg:y="17.077cm" svg:viewBox="0 0 0 4" draw:points="0,4 0,0">
          <text:p/>
        </draw:polygon>
        <draw:polygon draw:style-name="gr15" draw:text-style-name="P2" draw:layer="layout" svg:width="0cm" svg:height="0.003cm" svg:x="5.096cm" svg:y="17.077cm" svg:viewBox="0 0 0 4" draw:points="0,4 0,0">
          <text:p/>
        </draw:polygon>
        <draw:polygon draw:style-name="gr15" draw:text-style-name="P2" draw:layer="layout" svg:width="0.004cm" svg:height="0.006cm" svg:x="8.382cm" svg:y="15.417cm" svg:viewBox="0 0 5 7" draw:points="0,7 5,7 5,0 0,0">
          <text:p/>
        </draw:polygon>
        <draw:polygon draw:style-name="gr15" draw:text-style-name="P2" draw:layer="layout" svg:width="0cm" svg:height="0.004cm" svg:x="8.386cm" svg:y="15.417cm" svg:viewBox="0 0 0 5" draw:points="0,5 0,0">
          <text:p/>
        </draw:polygon>
        <draw:polygon draw:style-name="gr15" draw:text-style-name="P2" draw:layer="layout" svg:width="0.004cm" svg:height="0.006cm" svg:x="8.386cm" svg:y="15.417cm" svg:viewBox="0 0 5 7" draw:points="0,7 5,7 5,0 0,0">
          <text:p/>
        </draw:polygon>
        <draw:polygon draw:style-name="gr15" draw:text-style-name="P2" draw:layer="layout" svg:width="0cm" svg:height="0.004cm" svg:x="8.39cm" svg:y="15.417cm" svg:viewBox="0 0 0 5" draw:points="0,5 0,0">
          <text:p/>
        </draw:polygon>
        <draw:polygon draw:style-name="gr15" draw:text-style-name="P2" draw:layer="layout" svg:width="0.004cm" svg:height="0.006cm" svg:x="8.39cm" svg:y="15.417cm" svg:viewBox="0 0 5 7" draw:points="0,7 5,7 5,0 0,0">
          <text:p/>
        </draw:polygon>
        <draw:polygon draw:style-name="gr15" draw:text-style-name="P2" draw:layer="layout" svg:width="0cm" svg:height="0.004cm" svg:x="8.394cm" svg:y="15.417cm" svg:viewBox="0 0 0 5" draw:points="0,5 0,0">
          <text:p/>
        </draw:polygon>
        <draw:polygon draw:style-name="gr15" draw:text-style-name="P2" draw:layer="layout" svg:width="0cm" svg:height="0.004cm" svg:x="8.398cm" svg:y="15.417cm" svg:viewBox="0 0 0 5" draw:points="0,5 0,0">
          <text:p/>
        </draw:polygon>
        <draw:polygon draw:style-name="gr15" draw:text-style-name="P2" draw:layer="layout" svg:width="0cm" svg:height="0.004cm" svg:x="8.398cm" svg:y="15.417cm" svg:viewBox="0 0 0 5" draw:points="0,5 0,0">
          <text:p/>
        </draw:polygon>
        <draw:polygon draw:style-name="gr15" draw:text-style-name="P2" draw:layer="layout" svg:width="0.005cm" svg:height="0.006cm" svg:x="8.398cm" svg:y="15.417cm" svg:viewBox="0 0 6 7" draw:points="0,7 6,7 6,0 0,0">
          <text:p/>
        </draw:polygon>
        <draw:polygon draw:style-name="gr15" draw:text-style-name="P2" draw:layer="layout" svg:width="0cm" svg:height="0.004cm" svg:x="8.403cm" svg:y="15.417cm" svg:viewBox="0 0 0 5" draw:points="0,5 0,0">
          <text:p/>
        </draw:polygon>
        <draw:polygon draw:style-name="gr15" draw:text-style-name="P2" draw:layer="layout" svg:width="0.004cm" svg:height="0.006cm" svg:x="8.403cm" svg:y="15.417cm" svg:viewBox="0 0 5 7" draw:points="0,7 5,7 5,0 0,0">
          <text:p/>
        </draw:polygon>
        <draw:frame draw:style-name="gr16" draw:text-style-name="P6" draw:layer="layout" svg:width="8.397cm" svg:height="1.478cm" svg:x="15.727cm" svg:y="2.784cm">
          <draw:text-box>
            <text:p text:style-name="P3"><text:span text:style-name="T3">Circuito IUG-1</text:span></text:p>
          </draw:text-box>
        </draw:frame>
        <draw:g>
          <draw:path draw:style-name="gr17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8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8" draw:text-style-name="P1" draw:layer="layout" svg:x1="16.431cm" svg:y1="9.591cm" svg:x2="16.042cm" svg:y2="10.342cm">
            <text:p/>
          </draw:line>
        </draw:g>
        <draw:path draw:style-name="gr17" draw:text-style-name="P7" draw:layer="controls" svg:width="0.088cm" svg:height="0.054cm" svg:x="25.523cm" svg:y="12.664cm" svg:viewBox="0 0 89 55" svg:d="M89 27c0-15-19-27-41-27-25 0-48 11-48 27 0 17 22 28 48 28 22 0 41-11 41-28z">
          <text:p/>
        </draw:path>
        <draw:g>
          <draw:path draw:style-name="gr19" draw:text-style-name="P1" draw:layer="controls" svg:width="0.358cm" svg:height="0.317cm" svg:x="23.274cm" svg:y="8.696cm" svg:viewBox="0 0 359 318" svg:d="M359 160c0-88-79-160-179-160s-180 72-180 160c0 87 80 158 180 158s179-71 179-158z">
            <text:p/>
          </draw:path>
          <draw:line draw:style-name="gr19" draw:text-style-name="P1" draw:layer="controls" svg:x1="23.324cm" svg:y1="8.744cm" svg:x2="23.583cm" svg:y2="8.965cm">
            <text:p/>
          </draw:line>
          <draw:line draw:style-name="gr19" draw:text-style-name="P1" draw:layer="controls" svg:x1="23.324cm" svg:y1="8.965cm" svg:x2="23.583cm" svg:y2="8.744cm">
            <text:p/>
          </draw:line>
          <draw:path draw:style-name="gr19" draw:text-style-name="P1" draw:layer="controls" svg:width="0.359cm" svg:height="0.318cm" svg:x="23.275cm" svg:y="8.695cm" svg:viewBox="0 0 360 319" svg:d="M360 160c0-88-81-160-180-160-100 0-180 72-180 160s80 159 180 159c99 0 180-71 180-159z">
            <text:p/>
          </draw:path>
          <draw:line draw:style-name="gr19" draw:text-style-name="P1" draw:layer="controls" svg:x1="23.326cm" svg:y1="8.744cm" svg:x2="23.585cm" svg:y2="8.965cm">
            <text:p/>
          </draw:line>
          <draw:line draw:style-name="gr19" draw:text-style-name="P1" draw:layer="controls" svg:x1="23.326cm" svg:y1="8.964cm" svg:x2="23.585cm" svg:y2="8.743cm">
            <text:p/>
          </draw:line>
          <draw:path draw:style-name="gr19" draw:text-style-name="P1" draw:layer="controls" svg:width="0.569cm" svg:height="0.077cm" svg:x="23.455cm" svg:y="8.811cm" svg:viewBox="0 0 570 78" svg:d="M570 39c0-22-127-39-284-39-158 0-286 17-286 39 0 21 128 39 286 39 157 0 284-18 284-39z">
            <text:p/>
          </draw:path>
          <draw:path draw:style-name="gr19" draw:text-style-name="P1" draw:layer="controls" svg:width="0.323cm" svg:height="0.422cm" svg:x="23.135cm" svg:y="8.848cm" svg:viewBox="0 0 324 423" svg:d="M4 422c-20-12 34-116 122-232 86-117 174-201 194-189s-34 116-122 232c-87 116-174 201-194 189z">
            <text:p/>
          </draw:path>
          <draw:path draw:style-name="gr19" draw:text-style-name="P1" draw:layer="controls" svg:width="0.299cm" svg:height="0.436cm" svg:x="23.159cm" svg:y="8.413cm" svg:viewBox="0 0 300 437" svg:d="M5 1c20-11 102 77 182 199 82 119 130 226 108 236-20 11-102-78-182-197-80-121-128-227-108-238z">
            <text:p/>
          </draw:path>
        </draw:g>
        <draw:g>
          <draw:path draw:style-name="gr19" draw:text-style-name="P1" draw:layer="controls" svg:width="0.358cm" svg:height="0.317cm" svg:x="17.074cm" svg:y="15.597cm" svg:viewBox="0 0 359 318" svg:d="M359 160c0-88-79-160-179-160s-180 72-180 160c0 87 80 158 180 158s179-71 179-158z">
            <text:p/>
          </draw:path>
          <draw:line draw:style-name="gr19" draw:text-style-name="P1" draw:layer="controls" svg:x1="17.124cm" svg:y1="15.645cm" svg:x2="17.383cm" svg:y2="15.866cm">
            <text:p/>
          </draw:line>
          <draw:line draw:style-name="gr19" draw:text-style-name="P1" draw:layer="controls" svg:x1="17.124cm" svg:y1="15.866cm" svg:x2="17.383cm" svg:y2="15.645cm">
            <text:p/>
          </draw:line>
          <draw:path draw:style-name="gr19" draw:text-style-name="P1" draw:layer="controls" svg:width="0.359cm" svg:height="0.318cm" svg:x="17.075cm" svg:y="15.596cm" svg:viewBox="0 0 360 319" svg:d="M360 160c0-88-81-160-180-160-100 0-180 72-180 160s80 159 180 159c99 0 180-71 180-159z">
            <text:p/>
          </draw:path>
          <draw:line draw:style-name="gr19" draw:text-style-name="P1" draw:layer="controls" svg:x1="17.126cm" svg:y1="15.645cm" svg:x2="17.385cm" svg:y2="15.866cm">
            <text:p/>
          </draw:line>
          <draw:line draw:style-name="gr19" draw:text-style-name="P1" draw:layer="controls" svg:x1="17.126cm" svg:y1="15.865cm" svg:x2="17.385cm" svg:y2="15.644cm">
            <text:p/>
          </draw:line>
          <draw:path draw:style-name="gr19" draw:text-style-name="P1" draw:layer="controls" svg:width="0.569cm" svg:height="0.077cm" svg:x="17.255cm" svg:y="15.712cm" svg:viewBox="0 0 570 78" svg:d="M570 39c0-22-127-39-284-39-158 0-286 17-286 39 0 21 128 39 286 39 157 0 284-18 284-39z">
            <text:p/>
          </draw:path>
          <draw:path draw:style-name="gr19" draw:text-style-name="P1" draw:layer="controls" svg:width="0.323cm" svg:height="0.422cm" svg:x="16.935cm" svg:y="15.749cm" svg:viewBox="0 0 324 423" svg:d="M4 422c-20-12 34-116 122-232 86-117 174-201 194-189s-34 116-122 232c-87 116-174 201-194 189z">
            <text:p/>
          </draw:path>
          <draw:path draw:style-name="gr19" draw:text-style-name="P1" draw:layer="controls" svg:width="0.299cm" svg:height="0.436cm" svg:x="16.959cm" svg:y="15.314cm" svg:viewBox="0 0 300 437" svg:d="M5 1c20-11 102 77 182 199 82 119 130 226 108 236-20 11-102-78-182-197-80-121-128-227-108-238z">
            <text:p/>
          </draw:path>
        </draw:g>
        <draw:g>
          <draw:path draw:style-name="gr19" draw:text-style-name="P1" draw:layer="controls" svg:width="0.38cm" svg:height="0.38cm" svg:x="23.515cm" svg:y="15.395cm" svg:viewBox="0 0 381 381" svg:d="M381 191c0-106-85-191-189-191-107 0-192 85-192 191 0 105 85 190 192 190 104 0 189-85 189-190z">
            <text:p/>
          </draw:path>
          <draw:line draw:style-name="gr19" draw:text-style-name="P1" draw:layer="controls" svg:x1="23.569cm" svg:y1="15.453cm" svg:x2="23.843cm" svg:y2="15.718cm">
            <text:p/>
          </draw:line>
          <draw:line draw:style-name="gr19" draw:text-style-name="P1" draw:layer="controls" svg:x1="23.569cm" svg:y1="15.718cm" svg:x2="23.843cm" svg:y2="15.453cm">
            <text:p/>
          </draw:line>
        </draw:g>
        <draw:g>
          <draw:path draw:style-name="gr19" draw:text-style-name="P1" draw:layer="controls" svg:width="0.38cm" svg:height="0.38cm" svg:x="18.516cm" svg:y="11.396cm" svg:viewBox="0 0 381 381" svg:d="M381 191c0-106-85-191-189-191-107 0-192 85-192 191 0 105 85 190 192 190 104 0 189-85 189-190z">
            <text:p/>
          </draw:path>
          <draw:line draw:style-name="gr19" draw:text-style-name="P1" draw:layer="controls" svg:x1="18.57cm" svg:y1="11.454cm" svg:x2="18.844cm" svg:y2="11.719cm">
            <text:p/>
          </draw:line>
          <draw:line draw:style-name="gr19" draw:text-style-name="P1" draw:layer="controls" svg:x1="18.57cm" svg:y1="11.719cm" svg:x2="18.844cm" svg:y2="11.454cm">
            <text:p/>
          </draw:line>
        </draw:g>
        <draw:g>
          <draw:path draw:style-name="gr20" draw:text-style-name="P8" draw:layer="controls" svg:width="0.213cm" svg:height="0.213cm" svg:x="19.692cm" svg:y="10.833cm" svg:viewBox="0 0 214 214" svg:d="M107 19c-48 0-86 39-86 88 0 48 38 87 86 87s87-39 87-87c0-49-39-88-87-88zM107 0c59 0 107 47 107 107 0 59-48 107-107 107s-107-48-107-107c0-60 48-107 107-107z">
            <text:p/>
          </draw:path>
          <draw:path draw:style-name="gr20" draw:text-style-name="P8" draw:layer="controls" svg:width="0.368cm" svg:height="0.771cm" svg:x="19.615cm" svg:y="10.556cm" svg:viewBox="0 0 369 772" svg:d="M159 770l-154-84c-5-3-7-9-4-14l128-219c5 4 11 8 17 10l-123 210 145 80c12 6 2 23-9 17zM216 304l129-220-125-66c-11-6-2-23 10-17l133 71c5 2 7 9 4 13l-134 229c-6-4-11-7-17-10z">
            <text:p/>
          </draw:path>
        </draw:g>
        <draw:g>
          <draw:path draw:style-name="gr20" draw:text-style-name="P8" draw:layer="controls" svg:width="0.213cm" svg:height="0.213cm" svg:x="11.592cm" svg:y="10.833cm" svg:viewBox="0 0 214 214" svg:d="M107 19c-48 0-86 39-86 88 0 48 38 87 86 87s87-39 87-87c0-49-39-88-87-88zM107 0c59 0 107 47 107 107 0 59-48 107-107 107s-107-48-107-107c0-60 48-107 107-107z">
            <text:p/>
          </draw:path>
          <draw:path draw:style-name="gr20" draw:text-style-name="P8" draw:layer="controls" svg:width="0.368cm" svg:height="0.771cm" svg:x="11.515cm" svg:y="10.556cm" svg:viewBox="0 0 369 772" svg:d="M159 770l-154-84c-5-3-7-9-4-14l128-219c5 4 11 8 17 10l-123 210 145 80c12 6 2 23-9 17zM216 304l129-220-125-66c-11-6-2-23 10-17l133 71c5 2 7 9 4 13l-134 229c-6-4-11-7-17-10z">
            <text:p/>
          </draw:path>
        </draw:g>
        <draw:g>
          <draw:path draw:style-name="gr20" draw:text-style-name="P8" draw:layer="controls" svg:width="0.232cm" svg:height="0.256cm" draw:transform="rotate (-1.5707963267949) translate (22.637cm 11.586cm)" svg:viewBox="0 0 233 257" svg:d="M76 252l-74-113c-3-5-2-12 4-14l212-124c11-6 22 11 10 17l-203 118 68 106c7 11-9 21-17 10z">
            <text:p/>
          </draw:path>
          <draw:path draw:style-name="gr20" draw:text-style-name="P8" draw:layer="controls" svg:width="0.273cm" svg:height="0.211cm" draw:transform="rotate (-1.5707963267949) translate (22.949cm 11.542cm)" svg:viewBox="0 0 274 212" svg:d="M4 92l103-90c4-3 10-3 14 2l151 192c8 10-8 22-16 12l-144-184-95 83c-10 9-23-6-13-15z">
            <text:p/>
          </draw:path>
          <draw:path draw:style-name="gr20" draw:text-style-name="P8" draw:layer="controls" svg:width="0.213cm" svg:height="0.214cm" draw:transform="rotate (-1.5707963267949) translate (22.798cm 11.78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0" draw:text-style-name="P8" draw:layer="controls" svg:width="0.232cm" svg:height="0.256cm" draw:transform="rotate (1.5707963267949) translate (16.628cm 13.443cm)" svg:viewBox="0 0 233 257" svg:d="M76 252l-74-113c-3-5-2-12 4-14l212-124c11-6 22 11 10 17l-203 118 68 106c7 11-9 21-17 10z">
            <text:p/>
          </draw:path>
          <draw:path draw:style-name="gr20" draw:text-style-name="P8" draw:layer="controls" svg:width="0.273cm" svg:height="0.211cm" draw:transform="rotate (1.5707963267949) translate (16.316cm 13.487cm)" svg:viewBox="0 0 274 212" svg:d="M4 92l103-90c4-3 10-3 14 2l151 192c8 10-8 22-16 12l-144-184-95 83c-10 9-23-6-13-15z">
            <text:p/>
          </draw:path>
          <draw:path draw:style-name="gr20" draw:text-style-name="P8" draw:layer="controls" svg:width="0.213cm" svg:height="0.214cm" draw:transform="rotate (1.5707963267949) translate (16.467cm 13.249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0" draw:text-style-name="P8" draw:layer="controls" svg:width="0.272cm" svg:height="0.208cm" draw:transform="rotate (-1.5707963267949) translate (21.219cm 14.0056475931993cm)" svg:viewBox="0 0 273 209" svg:d="M270 92l-103-90c-4-4-11-3-14 2l-151 189c-8 10 8 22 16 12l144-181 95 83c10 9 22-6 13-15z">
            <text:p/>
          </draw:path>
          <draw:path draw:style-name="gr20" draw:text-style-name="P8" draw:layer="controls" svg:width="0.214cm" svg:height="0.214cm" draw:transform="rotate (-1.5707963267949) translate (21.068cm 13.826cm)" svg:viewBox="0 0 215 215" svg:d="M107 20c49 0 88 39 88 87s-39 87-88 87c-48 0-87-39-87-87s39-87 87-87zM107 0c-59 0-107 48-107 107s48 108 107 108c60 0 108-49 108-108s-48-107-108-107z">
            <text:p/>
          </draw:path>
        </draw:g>
        <draw:g>
          <draw:path draw:style-name="gr20" draw:text-style-name="P8" draw:layer="controls" svg:width="0.272cm" svg:height="0.208cm" svg:x="17.702cm" svg:y="10.018cm" svg:viewBox="0 0 273 209" svg:d="M3 92l103-90c4-4 11-3 14 2l151 189c8 10-8 22-16 12l-144-181-95 83c-10 9-22-6-13-15z">
            <text:p/>
          </draw:path>
          <draw:path draw:style-name="gr20" draw:text-style-name="P8" draw:layer="controls" svg:width="0.214cm" svg:height="0.214cm" svg:x="17.94cm" svg:y="10.169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19" draw:text-style-name="P1" draw:layer="controls" svg:width="0.235cm" svg:height="0.235cm" svg:x="17.035cm" svg:y="9.495cm" svg:viewBox="0 0 236 236" svg:d="M236 118c0-65-53-118-118-118s-118 53-118 118 53 118 118 118 118-53 118-118z">
            <text:p/>
          </draw:path>
          <draw:polyline draw:style-name="gr19" draw:text-style-name="P1" draw:layer="controls" svg:width="0.217cm" svg:height="0.194cm" svg:x="16.818cm" svg:y="9.51cm" svg:viewBox="0 0 218 195" draw:points="218,103 0,103 0,0 0,195">
            <text:p/>
          </draw:polyline>
          <draw:line draw:style-name="gr19" draw:text-style-name="P1" draw:layer="controls" svg:x1="17.07cm" svg:y1="9.697cm" svg:x2="17.234cm" svg:y2="9.527cm">
            <text:p/>
          </draw:line>
          <draw:line draw:style-name="gr19" draw:text-style-name="P1" draw:layer="controls" svg:x1="17.234cm" svg:y1="9.698cm" svg:x2="17.071cm" svg:y2="9.529cm">
            <text:p/>
          </draw:line>
        </draw:g>
        <draw:path draw:style-name="gr21" draw:text-style-name="P9" draw:layer="layout" svg:width="0.634cm" svg:height="0.951cm" draw:transform="rotate (-1.5707963267949) translate (17.992cm 9.69cm)" svg:viewBox="0 0 635 952" svg:d="M0 952c635 0 635-952 635-952">
          <text:p/>
        </draw:path>
        <draw:path draw:style-name="gr21" draw:text-style-name="P9" draw:layer="layout" svg:width="0.745cm" svg:height="0.902cm" draw:transform="rotate (-0.321140582366957) translate (16.3721414942716cm 9.4678330450311cm)" svg:viewBox="0 0 746 903" svg:d="M0 903c1004 0 704-903 704-903">
          <text:p/>
        </draw:path>
        <draw:path draw:style-name="gr21" draw:text-style-name="P9" draw:layer="layout" svg:width="1.571cm" svg:height="1.904cm" draw:transform="rotate (-1.5707963267949) translate (19.897cm 10.225cm)" svg:viewBox="0 0 1572 1905" svg:d="M0 1905l1270-635c952-953-653-1270-653-1270">
          <text:p/>
        </draw:path>
        <draw:path draw:style-name="gr21" draw:text-style-name="P9" draw:layer="layout" svg:width="5.1cm" svg:height="1.185cm" draw:transform="skewX (-0.779638576865867) rotate (0.291295452157854) translate (17.0400264992528cm 9.62019369653705cm)" svg:viewBox="0 0 5101 1186" svg:d="M0 0c2113 0 5101 1186 5101 1186">
          <text:p/>
        </draw:path>
        <draw:path draw:style-name="gr21" draw:text-style-name="P9" draw:layer="layout" svg:width="2.112cm" svg:height="2.024cm" draw:transform="rotate (0.588175957922089) translate (21.6316804399096cm 10.1276533755138cm)" svg:viewBox="0 0 2113 2025" svg:d="M0 2025c1144-1 2113-2025 2113-2025">
          <text:p/>
        </draw:path>
        <draw:path draw:style-name="gr21" draw:text-style-name="P9" draw:layer="layout" svg:width="4.126cm" svg:height="5.079cm" draw:transform="rotate (-1.5707963267949) translate (23.707cm 11.495cm)" svg:viewBox="0 0 4127 5080" svg:d="M0 5080c635 0 4127-5080 4127-5080">
          <text:p/>
        </draw:path>
        <draw:path draw:style-name="gr21" draw:text-style-name="P9" draw:layer="layout" svg:width="2.856cm" svg:height="1.578cm" draw:transform="skewX (0.0645771823237902) rotate (3.1100021941287) translate (23.7069999971604cm 15.6220000294365cm)" svg:viewBox="0 0 2857 1579" svg:d="M0 0c1428 0 2857 1579 2857 1579">
          <text:p/>
        </draw:path>
        <draw:path draw:style-name="gr21" draw:text-style-name="P9" draw:layer="layout" svg:width="7.236cm" svg:height="6.024cm" draw:transform="skewX (0.715061394542077) rotate (-1.89211144208705) translate (23.707cm 15.622cm)" svg:viewBox="0 0 7237 6025" svg:d="M0 0c3014 0 7237 6025 7237 6025">
          <text:p/>
        </draw:path>
        <draw:path draw:style-name="gr21" draw:text-style-name="P9" draw:layer="layout" svg:width="1.936cm" svg:height="1.761cm" draw:transform="rotate (2.5537657615181) translate (17.1359999986317cm 15.6700000020533cm)" svg:viewBox="0 0 1937 1762" svg:d="M0 0c1145 0 1937 1762 1937 1762">
          <text:p/>
        </draw:path>
        <draw:path draw:style-name="gr21" draw:text-style-name="P9" draw:layer="layout" svg:width="6.868cm" svg:height="4.578cm" draw:transform="skewX (5.92227403288189E-017) rotate (-0.58800142499689) translate (14.1819910194482cm 7.05000374190899cm)" svg:viewBox="0 0 6869 4579" svg:d="M0 4579c2290 0 6869-4579 6869-4579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16:28:49.648538394</dc:date>
    <meta:editing-duration>PT5H28M34S</meta:editing-duration>
    <meta:editing-cycles>64</meta:editing-cycles>
    <meta:generator>LibreOffice/7.4.7.2$Linux_X86_64 LibreOffice_project/40$Build-2</meta:generator>
    <meta:document-statistic meta:object-count="584"/>
  </office:meta>
</office:document-meta>
</file>